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4396in" style:rel-column-width="23887*"/>
    </style:style>
    <style:style style:name="Table1.B" style:family="table-column">
      <style:table-column-properties style:column-width="4.2535in" style:rel-column-width="416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bc504" officeooo:paragraph-rsid="001bc504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0pt" officeooo:rsid="001bc504" officeooo:paragraph-rsid="001bc504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df45d" officeooo:paragraph-rsid="001df45d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e45c8" officeooo:paragraph-rsid="001e45c8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010b2" officeooo:paragraph-rsid="002010b2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030c8" officeooo:paragraph-rsid="002030c8" style:font-name-asian="Noto Sans Mono CJK SC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fo:language="en" fo:country="US" fo:font-weight="normal" officeooo:rsid="001bc504" officeooo:paragraph-rsid="001bc504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Table_20_Contents">
      <style:text-properties style:font-name="Liberation Mono" fo:font-size="10pt" fo:font-weight="bold" officeooo:rsid="001bc504" officeooo:paragraph-rsid="001bc504" style:font-name-asian="Noto Sans Mono CJK SC" style:font-size-asian="10pt" style:font-weight-asian="bold" style:font-name-complex="Liberation Mono" style:font-size-complex="10pt" style:font-weight-complex="bold"/>
    </style:style>
    <style:style style:name="P10" style:family="paragraph" style:parent-style-name="Table_20_Contents">
      <style:text-properties style:font-name="Liberation Mono" fo:font-size="10pt" officeooo:rsid="002093ef" officeooo:paragraph-rsid="002093ef" style:font-name-asian="Noto Sans Mono CJK SC" style:font-size-asian="10pt" style:font-name-complex="Liberation Mono" style:font-size-complex="10pt"/>
    </style:style>
    <style:style style:name="T1" style:family="text">
      <style:text-properties officeooo:rsid="001df45d"/>
    </style:style>
    <style:style style:name="T2" style:family="text">
      <style:text-properties officeooo:rsid="002010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62631142928"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DESCRIPTION</text:p>
          </table:table-cell>
        </table:table-row>
        <table:table-row table:style-name="TableLine94862631280272">
          <table:table-cell table:style-name="Table1.A2" office:value-type="string">
            <text:p text:style-name="P2">pwd</text:p>
          </table:table-cell>
          <table:table-cell table:style-name="Table1.B2" office:value-type="string">
            <text:p text:style-name="P9">“Print working directory”</text:p>
            <text:p text:style-name="P8">prints the full name (the full path) of current/working directory.</text:p>
          </table:table-cell>
        </table:table-row>
        <table:table-row table:style-name="TableLine94862631281552">
          <table:table-cell table:style-name="Table1.A2" office:value-type="string">
            <text:p text:style-name="P2">ls</text:p>
          </table:table-cell>
          <table:table-cell table:style-name="Table1.B2" office:value-type="string">
            <text:p text:style-name="P2">To list files and folders</text:p>
          </table:table-cell>
        </table:table-row>
        <table:table-row table:style-name="TableLine94862631282192">
          <table:table-cell table:style-name="Table1.A2" office:value-type="string">
            <text:p text:style-name="P4">cd &lt;dir_name&gt; or</text:p>
            <text:p text:style-name="P4">cd &lt;/dir_path&gt;</text:p>
          </table:table-cell>
          <table:table-cell table:style-name="Table1.B2" office:value-type="string">
            <text:p text:style-name="P1">“<text:span text:style-name="T1">change directory”</text:span></text:p>
            <text:p text:style-name="P4"/>
          </table:table-cell>
        </table:table-row>
        <table:table-row table:style-name="TableLine94862631282992">
          <table:table-cell table:style-name="Table1.A2" office:value-type="string">
            <text:p text:style-name="P4">cd ..</text:p>
          </table:table-cell>
          <table:table-cell table:style-name="Table1.B2" office:value-type="string">
            <text:p text:style-name="P4">One step back </text:p>
          </table:table-cell>
        </table:table-row>
        <table:table-row table:style-name="TableLine94862631283792">
          <table:table-cell table:style-name="Table1.A2" office:value-type="string">
            <text:p text:style-name="P5">mkdir &lt;folder_name&gt;</text:p>
          </table:table-cell>
          <table:table-cell table:style-name="Table1.B2" office:value-type="string">
            <text:p text:style-name="P5">To create a folder</text:p>
          </table:table-cell>
        </table:table-row>
        <table:table-row table:style-name="TableLine94862631284544">
          <table:table-cell table:style-name="Table1.A2" office:value-type="string">
            <text:p text:style-name="P5">mv &lt;existing_file_name&gt; &lt;new_file_name&gt;</text:p>
          </table:table-cell>
          <table:table-cell table:style-name="Table1.B2" office:value-type="string">
            <text:p text:style-name="P5">To rename a file <text:span text:style-name="T2">or a folder</text:span></text:p>
          </table:table-cell>
        </table:table-row>
        <table:table-row table:style-name="TableLine94862631285344">
          <table:table-cell table:style-name="Table1.A2" office:value-type="string">
            <text:p text:style-name="P6">cat &lt;file_name&gt; </text:p>
          </table:table-cell>
          <table:table-cell table:style-name="Table1.B2" office:value-type="string">
            <text:p text:style-name="P6">To open a file in terminal window</text:p>
          </table:table-cell>
        </table:table-row>
        <table:table-row table:style-name="TableLine94862631286144">
          <table:table-cell table:style-name="Table1.A2" office:value-type="string">
            <text:p text:style-name="P7">touch &lt;file_name.extention&gt;</text:p>
          </table:table-cell>
          <table:table-cell table:style-name="Table1.B2" office:value-type="string">
            <text:p text:style-name="P7">To create a file</text:p>
          </table:table-cell>
        </table:table-row>
        <table:table-row table:style-name="TableLine94862631286864">
          <table:table-cell table:style-name="Table1.A2" office:value-type="string">
            <text:p text:style-name="P10">Xdg-open &lt;file_name&gt;</text:p>
          </table:table-cell>
          <table:table-cell table:style-name="Table1.B2" office:value-type="string">
            <text:p text:style-name="P10">To open all formate files</text:p>
          </table:table-cell>
        </table:table-row>
        <table:table-row table:style-name="TableLine9486263128766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86263128846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86263128926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86263129006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86263129086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6T17:56:53.099743239</dc:date>
    <meta:editing-duration>PT13M32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22" meta:word-count="72" meta:character-count="447" meta:non-whitespace-character-count="395"/>
  </office:meta>
</office:document-meta>
</file>